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913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016cm" svg:x="1.143cm" svg:y="2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1cm" svg:height="0.802cm" svg:x="1.27cm" svg:y="2.032cm">
          <draw:text-box>
            <text:p><text:span text:style-name="T1">ابتدا</text:span></text:p>
          </draw:text-box>
        </draw:frame>
        <draw:frame draw:style-name="gr2" draw:text-style-name="P2" draw:layer="layout" svg:width="2.06cm" svg:height="0.802cm" svg:x="2.667cm" svg:y="0.722cm">
          <draw:text-box>
            <text:p><text:span text:style-name="T1">پہلا </text:span><text:span text:style-name="T1">1</text:span><text:span text:style-name="T1"> مل گیا</text:span></text:p>
          </draw:text-box>
        </draw:frame>
        <draw:custom-shape draw:style-name="gr1" draw:text-style-name="P1" xml:id="id2" draw:id="id2" draw:layer="layout" svg:width="1.839cm" svg:height="1.143cm" svg:x="2.733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4cm" svg:height="0.802cm" svg:x="5.08cm" svg:y="1.703cm">
          <draw:text-box>
            <text:p><text:span text:style-name="T1">دوسرا </text:span><text:span text:style-name="T1">1</text:span><text:span text:style-name="T1"> مل گیا</text:span></text:p>
          </draw:text-box>
        </draw:frame>
        <draw:custom-shape draw:style-name="gr1" draw:text-style-name="P1" xml:id="id3" draw:id="id3" draw:layer="layout" svg:width="2.286cm" svg:height="1.016cm" svg:x="5.0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4cm" svg:height="0.802cm" svg:x="3.937cm" svg:y="3.302cm">
          <draw:text-box>
            <text:p><text:span text:style-name="T1">ترتیب مل گئی</text:span></text:p>
          </draw:text-box>
        </draw:frame>
        <draw:custom-shape draw:style-name="gr1" draw:text-style-name="P1" xml:id="id4" draw:id="id4" draw:layer="layout" svg:width="1.905cm" svg:height="1.27cm" svg:x="4.06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78cm" svg:y1="2.159cm" svg:x2="2.733cm" svg:y2="1.333cm" draw:start-shape="id1" draw:start-glue-point="4" draw:end-shape="id2" draw:end-glue-point="6" svg:d="m1778 2159c0-551 318-826 955-826">
          <text:p/>
        </draw:connector>
        <draw:connector draw:style-name="gr4" draw:text-style-name="P1" draw:layer="layout" draw:type="curve" svg:x1="4.572cm" svg:y1="1.333cm" svg:x2="6.223cm" svg:y2="1.778cm" draw:start-shape="id2" draw:start-glue-point="10" draw:end-shape="id3" svg:d="m4572 1333c1101 0 1651 148 1651 445">
          <text:p/>
        </draw:connector>
        <draw:connector draw:style-name="gr4" draw:text-style-name="P1" draw:layer="layout" draw:type="curve" svg:x1="6.223cm" svg:y1="2.794cm" svg:x2="5.017cm" svg:y2="3.302cm" draw:start-shape="id3" draw:start-glue-point="8" draw:end-shape="id4" draw:end-glue-point="4" svg:d="m6223 2794c0 382-1206 129-1206 508">
          <text:p/>
        </draw:connector>
        <draw:connector draw:style-name="gr4" draw:text-style-name="P1" draw:layer="layout" draw:type="curve" svg:x1="1.329cm" svg:y1="2.307cm" svg:x2="1.143cm" svg:y2="2.667cm" draw:start-shape="id1" draw:start-glue-point="5" draw:end-shape="id1" draw:end-glue-point="6" svg:d="m1329 2307c0-973-344-811-578-478s-359 838 392 838">
          <text:p/>
        </draw:connector>
        <draw:connector draw:style-name="gr4" draw:text-style-name="P1" draw:layer="layout" draw:type="curve" svg:x1="3.002cm" svg:y1="1.738cm" svg:x2="2.413cm" svg:y2="2.667cm" draw:start-shape="id2" draw:start-glue-point="7" draw:end-shape="id1" svg:d="m3002 1738c0 620-196 929-589 929">
          <text:p/>
        </draw:connector>
        <draw:connector draw:style-name="gr4" draw:text-style-name="P1" draw:layer="layout" draw:type="curve" svg:x1="7.032cm" svg:y1="1.926cm" svg:x2="7.366cm" svg:y2="2.286cm" draw:start-shape="id3" draw:start-glue-point="11" draw:end-shape="id3" draw:end-glue-point="10" svg:d="m7032 1926c0-973 418-811 690-478s397 838-356 838">
          <text:p/>
        </draw:connector>
        <draw:connector draw:style-name="gr4" draw:text-style-name="P1" draw:layer="layout" draw:type="curve" svg:x1="4.064cm" svg:y1="3.937cm" svg:x2="1.778cm" svg:y2="3.175cm" draw:start-shape="id4" draw:start-glue-point="6" draw:end-shape="id1" draw:end-glue-point="8" svg:d="m4064 3937c-1524 0-2286-254-2286-762">
          <text:p/>
        </draw:connector>
        <draw:frame draw:style-name="gr5" draw:layer="layout" svg:width="0.421cm" svg:height="0.469cm" svg:x="1.524cm" svg:y="2.6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421cm" svg:height="0.469cm" svg:x="3.516cm" svg:y="1.43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421cm" svg:height="0.469cm" svg:x="6.096cm" svg:y="2.28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421cm" svg:height="0.469cm" svg:x="4.826cm" svg:y="4.06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421cm" svg:height="0.469cm" svg:x="0.889cm" svg:y="1.1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421cm" svg:height="0.469cm" svg:x="2.921cm" svg:y="2.15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421cm" svg:height="0.469cm" svg:x="1.778cm" svg:y="1.14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0.421cm" svg:height="0.469cm" svg:x="4.913cm" svg:y="0.92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0.421cm" svg:height="0.469cm" svg:x="7.707cm" svg:y="1.14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0.421cm" svg:height="0.469cm" svg:x="4.953cm" svg:y="2.66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0.738cm" svg:height="0.469cm" svg:x="2.691cm" svg:y="3.341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31T13:22:47</dc:date>
    <dc:creator>kkk </dc:creator>
    <meta:generator>LibreOffice/3.3$Linux LibreOffice_project/330m19$Build-401</meta:generator>
    <meta:editing-duration>PT9H14M22S</meta:editing-duration>
    <meta:editing-cycles>44</meta:editing-cycles>
    <meta:document-statistic meta:object-count="26"/>
  </office:meta>
</office:document-meta>
</file>

<file path=Object 1/content.xml><?xml version="1.0" encoding="utf-8"?>
<math xmlns="http://www.w3.org/1998/Math/MathML">
  <semantics>
    <mn>0</mn>
    <annotation encoding="StarMath 5.0">0</annotation>
  </semantics>
</math>
</file>

<file path=Object 10/content.xml><?xml version="1.0" encoding="utf-8"?>
<math xmlns="http://www.w3.org/1998/Math/MathML">
  <semantics>
    <mn>0</mn>
    <annotation encoding="StarMath 5.0">0</annotation>
  </semantics>
</math>
</file>

<file path=Object 11/content.xml><?xml version="1.0" encoding="utf-8"?>
<math xmlns="http://www.w3.org/1998/Math/MathML">
  <semantics>
    <mn>0,1</mn>
    <annotation encoding="StarMath 5.0">0,1</annotation>
  </semantics>
</math>
</file>

<file path=Object 2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n>0</mn>
    <annotation encoding="StarMath 5.0">0</annotation>
  </semantics>
</math>
</file>

<file path=Object 4/content.xml><?xml version="1.0" encoding="utf-8"?>
<math xmlns="http://www.w3.org/1998/Math/MathML">
  <semantics>
    <mn>1</mn>
    <annotation encoding="StarMath 5.0">1</annotation>
  </semantics>
</math>
</file>

<file path=Object 5/content.xml><?xml version="1.0" encoding="utf-8"?>
<math xmlns="http://www.w3.org/1998/Math/MathML">
  <semantics>
    <mn>0</mn>
    <annotation encoding="StarMath 5.0">0</annotation>
  </semantics>
</math>
</file>

<file path=Object 6/content.xml><?xml version="1.0" encoding="utf-8"?>
<math xmlns="http://www.w3.org/1998/Math/MathML">
  <semantics>
    <mn>0</mn>
    <annotation encoding="StarMath 5.0">0</annotation>
  </semantics>
</math>
</file>

<file path=Object 7/content.xml><?xml version="1.0" encoding="utf-8"?>
<math xmlns="http://www.w3.org/1998/Math/MathML">
  <semantics>
    <mn>1</mn>
    <annotation encoding="StarMath 5.0">1</annotation>
  </semantics>
</math>
</file>

<file path=Object 8/content.xml><?xml version="1.0" encoding="utf-8"?>
<math xmlns="http://www.w3.org/1998/Math/MathML">
  <semantics>
    <mn>1</mn>
    <annotation encoding="StarMath 5.0">1</annotation>
  </semantics>
</math>
</file>

<file path=Object 9/content.xml><?xml version="1.0" encoding="utf-8"?>
<math xmlns="http://www.w3.org/1998/Math/MathML">
  <semantics>
    <mn>1</mn>
    <annotation encoding="StarMath 5.0">1</annotation>
  </semantics>
</math>
</file>